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5"/>
    <style:style style:name="ce30" style:family="table-cell" style:parent-style-name="Default" style:data-style-name="N113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2*[.C7]"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/[.C23]" office:value-type="float" office:value="780" calcext:value-type="float">
            <text:p>78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34" calcext:value-type="float">
            <text:p>34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4]" office:value-type="float" office:value="12750" calcext:value-type="float">
            <text:p>12,75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0000784313725490196" calcext:value-type="float">
            <text:p>0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0.020078431372549" calcext:value-type="float">
            <text:p>0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0.150588235294118" calcext:value-type="float">
            <text:p>0.1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table table:name="ofdm data c1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is -5dB MPP signalling 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384" calcext:value-type="float">
            <text:p>3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bits/packet</text:p>
          </table:table-cell>
          <table:table-cell table:formula="of:=[.C9]+[.C15]*[.C23]" office:value-type="float" office:value="432" calcext:value-type="float">
            <text:p>43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3]+[.C10]"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in #UW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in number of UW symbols (set by CDF prob of error)</text:p>
          </table:table-cell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CEILING(([.C12]+[.C13])/[.C26])" office:value-type="float" office:value="18" calcext:value-type="float">
            <text:p>18</text:p>
          </table:table-cell>
          <table:table-cell/>
          <table:table-cell office:value-type="string" calcext:value-type="string">
            <text:p>We add UW symbols to make this a round number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table:formula="of:=[.C14]*[.C26]-[.C12]"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2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7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7]" office:value-type="float" office:value="64.6464646464647" calcext:value-type="float">
            <text:p>64.6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9]*60/8" office:value-type="float" office:value="484.848484848485" calcext:value-type="float">
            <text:p>484.8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4]-1)*[.C25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6]*[.C23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9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9]+[.C30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1]*[.C24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5]*[.C28]*[.C23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6]+10*LOG10([.C23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4]/([.C24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1]/[.C29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6]+SUM([.C38:.C40])+10*LOG10([.C34]/[.C35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1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5]/[.C29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6" loext:min-decimal-places="16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 style:data-style-name="N2" text:time-value="09:50:41.655576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1T07:35:29.162637265</meta:creation-date>
    <dc:date>2023-04-15T10:02:11.451293911</dc:date>
    <meta:editing-duration>P4DT19H32M1S</meta:editing-duration>
    <meta:editing-cycles>95</meta:editing-cycles>
    <meta:generator>LibreOffice/6.4.7.2$Linux_X86_64 LibreOffice_project/40$Build-2</meta:generator>
    <meta:document-statistic meta:table-count="13" meta:cell-count="1120" meta:object-count="0"/>
  </office:meta>
</office:document-meta>
</file>